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d9b" officeooo:paragraph-rsid="001ded9b"/>
    </style:style>
    <style:style style:name="P2" style:family="paragraph" style:parent-style-name="Standard">
      <style:text-properties officeooo:rsid="001e5f78" officeooo:paragraph-rsid="001e5f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ção de rotação de rótulos e comandos de desvio incondicional – usando uma lógica similar à utilizada em montadores de um passo para o tratamento de rótulos, é possível implementar de modo trivial os desvios, gerando instruções de desvio equivalentes para os rótulos correspondentes. </text:p>
      <text:p text:style-name="P1"/>
      <text:p text:style-name="P2">Implementação artmetica</text:p>
      <text:p text:style-name="P2">- implementação polonesa</text:p>
      <text:p text:style-name="P2">- pode utilizar uma pilha para utilizar como apoio para calcular o valor da expressão</text:p>
      <text:p text:style-name="P2">- ou primeiro passar para notação polonesa e depois fazer os cálcu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48:58.985531167</meta:creation-date>
    <meta:editing-duration>PT46S</meta:editing-duration>
    <meta:editing-cycles>2</meta:editing-cycles>
    <meta:generator>LibreOffice/6.0.6.2$Linux_X86_64 LibreOffice_project/00m0$Build-2</meta:generator>
    <dc:date>2018-10-18T10:49:40.906099563</dc:date>
    <meta:document-statistic meta:table-count="0" meta:image-count="0" meta:object-count="0" meta:page-count="1" meta:paragraph-count="5" meta:word-count="75" meta:character-count="494" meta:non-whitespace-character-count="422"/>
  </office:meta>
</office:document-meta>
</file>